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a4b2" officeooo:paragraph-rsid="0013a4b2"/>
    </style:style>
    <style:style style:name="P2" style:family="paragraph" style:parent-style-name="Standard" style:list-style-name="L1">
      <style:text-properties officeooo:rsid="00155fcc" officeooo:paragraph-rsid="00155fcc"/>
    </style:style>
    <style:style style:name="P3" style:family="paragraph" style:parent-style-name="Standard" style:list-style-name="L1">
      <style:text-properties officeooo:rsid="0016d5e3" officeooo:paragraph-rsid="0016d5e3"/>
    </style:style>
    <style:style style:name="P4" style:family="paragraph" style:parent-style-name="Standard" style:list-style-name="L1">
      <style:text-properties officeooo:rsid="001b776a"/>
    </style:style>
    <style:style style:name="P5" style:family="paragraph" style:parent-style-name="Standard" style:list-style-name="L1">
      <style:text-properties officeooo:rsid="001b776a" officeooo:paragraph-rsid="001b776a"/>
    </style:style>
    <style:style style:name="P6" style:family="paragraph" style:parent-style-name="Standard" style:list-style-name="L1">
      <style:text-properties officeooo:rsid="001b776a" officeooo:paragraph-rsid="001f491d"/>
    </style:style>
    <style:style style:name="P7" style:family="paragraph" style:parent-style-name="Standard">
      <style:text-properties officeooo:rsid="001b776a" officeooo:paragraph-rsid="001f491d"/>
    </style:style>
    <style:style style:name="P8" style:family="paragraph" style:parent-style-name="Standard">
      <style:text-properties officeooo:paragraph-rsid="001b776a"/>
    </style:style>
    <style:style style:name="P9" style:family="paragraph" style:parent-style-name="Standard" style:list-style-name="L1">
      <style:text-properties officeooo:rsid="001d1c0b" officeooo:paragraph-rsid="001d1c0b"/>
    </style:style>
    <style:style style:name="P10" style:family="paragraph" style:parent-style-name="Standard" style:list-style-name="L1">
      <style:text-properties officeooo:rsid="001e684c" officeooo:paragraph-rsid="001e684c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1f491d"/>
    </style:style>
    <style:style style:name="P13" style:family="paragraph" style:parent-style-name="Standard" style:list-style-name="L1">
      <style:text-properties style:text-underline-style="solid" style:text-underline-width="auto" style:text-underline-color="font-color" officeooo:rsid="001b776a" officeooo:paragraph-rsid="001f491d"/>
    </style:style>
    <style:style style:name="P14" style:family="paragraph" style:parent-style-name="Standard" style:list-style-name="L1">
      <style:text-properties officeooo:rsid="0027ae66" officeooo:paragraph-rsid="0027ae66"/>
    </style:style>
    <style:style style:name="P15" style:family="paragraph" style:parent-style-name="Standard" style:list-style-name="L1">
      <style:text-properties officeooo:rsid="0029a1d8" officeooo:paragraph-rsid="0029a1d8"/>
    </style:style>
    <style:style style:name="P16" style:family="paragraph" style:parent-style-name="Standard" style:list-style-name="L1">
      <style:text-properties officeooo:rsid="0029a1d8" officeooo:paragraph-rsid="002aabbc"/>
    </style:style>
    <style:style style:name="P17" style:family="paragraph" style:parent-style-name="Standard" style:list-style-name="L1">
      <style:text-properties officeooo:rsid="002b8134" officeooo:paragraph-rsid="002b8134"/>
    </style:style>
    <style:style style:name="T1" style:family="text">
      <style:text-properties officeooo:rsid="0013a4b2"/>
    </style:style>
    <style:style style:name="T2" style:family="text">
      <style:text-properties officeooo:rsid="001897d1"/>
    </style:style>
    <style:style style:name="T3" style:family="text">
      <style:text-properties officeooo:rsid="001a136f"/>
    </style:style>
    <style:style style:name="T4" style:family="text">
      <style:text-properties officeooo:rsid="001b776a"/>
    </style:style>
    <style:style style:name="T5" style:family="text">
      <style:text-properties officeooo:rsid="00207836"/>
    </style:style>
    <style:style style:name="T6" style:family="text">
      <style:text-properties officeooo:rsid="00210d2d"/>
    </style:style>
    <style:style style:name="T7" style:family="text">
      <style:text-properties officeooo:rsid="0022f728"/>
    </style:style>
    <style:style style:name="T8" style:family="text">
      <style:text-properties officeooo:rsid="0024f2da"/>
    </style:style>
    <style:style style:name="T9" style:family="text">
      <style:text-properties officeooo:rsid="0027ae66"/>
    </style:style>
    <style:style style:name="T10" style:family="text">
      <style:text-properties officeooo:rsid="002bc7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5011827" text:style-name="L1">
        <text:list-item>
          <text:p text:style-name="P9">Complie Lexer</text:p>
        </text:list-item>
        <text:list-item>
          <text:p text:style-name="P11">jflex syntax/FnPlotLexer</text:p>
          <text:p text:style-name="P11"/>
        </text:list-item>
        <text:list-item>
          <text:p text:style-name="P9">Compile Cup</text:p>
          <text:p text:style-name="P11">cup -parser FnPlotParser syntax/FnPlotParser.cup</text:p>
          <text:p text:style-name="P11"/>
        </text:list-item>
        <text:list-item>
          <text:p text:style-name="P1">COPY <text:span text:style-name="T7">new </text:span>parser.java <text:span text:style-name="T5">generated by CUP </text:span>to syntax <text:span text:style-name="T6">package</text:span></text:p>
          <text:p text:style-name="P11"/>
        </text:list-item>
        <text:list-item>
          <text:p text:style-name="P9">Compile Classes</text:p>
          <text:p text:style-name="P11"><text:span text:style-name="T1">j</text:span>avac -classpath ".:/usr/share/java/cup.jar:/home/adminubuntu/Documents/fnplot-starter/src:/home/adminubuntu/Documents/fnplot-starter/src/fnplot/sys" sys/Repl.java</text:p>
          <text:p text:style-name="P11"/>
          <text:p text:style-name="P10">Note: the exceptions (.java) <text:span text:style-name="T8">in sys folder<text:tab/></text:span> may have to be compiled individually</text:p>
          <text:p text:style-name="P11"/>
        </text:list-item>
        <text:list-item>
          <text:p text:style-name="P9">Run Compiled Class</text:p>
          <text:p text:style-name="P11">java -classpath ".:/usr/share/java/cup.jar:/home/adminubuntu/Documents/fnplot-starter/src:/home/adminubuntu/Documents/fnplot-starter/src/fnplot/sys" fnplot/sys/Repl</text:p>
          <text:p text:style-name="P11"/>
        </text:list-item>
        <text:list-item>
          <text:p text:style-name="P2">Change INTEGER terminal to double type <text:span text:style-name="T3">for real numbers</text:span></text:p>
          <text:p text:style-name="P2"/>
        </text:list-item>
        <text:list-item>
          <text:p text:style-name="P2">Update Lexer to extract numbers and return double <text:span text:style-name="T2">for real numbers</text:span></text:p>
          <text:p text:style-name="P2"/>
        </text:list-item>
        <text:list-item>
          <text:p text:style-name="P3">Add production rule to parser for MINUS INTEGER for negative numbers</text:p>
          <text:p text:style-name="P4"/>
          <text:p text:style-name="P5"/>
        </text:list-item>
        <text:list-item>
          <text:p text:style-name="P5">Evaluate let function:</text:p>
          <text:p text:style-name="P12">Eval&gt;x=10;</text:p>
          <text:p text:style-name="P12">let y=5 in x*y;</text:p>
          <text:p text:style-name="P12"/>
          <text:p text:style-name="P13">or </text:p>
          <text:p text:style-name="P13"/>
          <text:p text:style-name="P12"><text:span text:style-name="T4">Eval&gt;let x=5, y=7 in x+y+5;</text:span></text:p>
        </text:list-item>
      </text:list>
      <text:p text:style-name="P7"/>
      <text:list xml:id="list82355403671780" text:continue-numbering="true" text:style-name="L1">
        <text:list-header>
          <text:p text:style-name="P6"/>
        </text:list-header>
        <text:list-item>
          <text:p text:style-name="P6"><text:a xlink:type="simple" xlink:href="https://www.youtube.com/watch?v=skfhw8B0t54&amp;feature=youtu.be" text:style-name="Internet_20_link" text:visited-style-name="Visited_20_Internet_20_Link">https://www.youtube.com/watch?v=skfhw8B0t54&amp;feature=youtu.be</text:a></text:p>
        </text:list-item>
      </text:list>
      <text:p text:style-name="P7"/>
      <text:list xml:id="list82354778370605" text:continue-numbering="true" text:style-name="L1">
        <text:list-item>
          <text:p text:style-name="P6">. <text:span text:style-name="T9">Use parser to create ExpFunction Object and ExpCall Objects</text:span></text:p>
        </text:list-item>
        <text:list-item>
          <text:p text:style-name="P14">Create ExpCall Object by coping ExpFunction (with only name and arguments attributes)</text:p>
        </text:list-item>
        <text:list-item>
          <text:p text:style-name="P15">Using evaluator to execute visit function definiation which creates a FnplotFunction Object</text:p>
        </text:list-item>
        <text:list-item>
          <text:p text:style-name="P16">Created FnPlotFunction Object can be stored in environment by assigning to a variable </text:p>
          <text:p text:style-name="P16">eg. f = fun (x,y) mapsto x+y</text:p>
        </text:list-item>
        <text:list-item>
          <text:p text:style-name="P17">Use Evaluator to retrive assigned FnPlotFunction Object using it name and create a new <text:span text:style-name="T10">environment</text:span> to <text:span text:style-name="T10">execute</text:span> function with provided arguments</text:p>
        </text:list-item>
        <text:list-item>
          <text:p text:style-name="P6">.</text:p>
        </text:list-item>
        <text:list-item>
          <text:p text:style-name="P6">.</text:p>
        </text:list-item>
      </text:list>
      <text:p text:style-name="P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3:55:57.868881846</meta:creation-date>
    <dc:date>2019-11-18T08:23:53.697544717</dc:date>
    <meta:editing-duration>PT15H17M1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86" meta:character-count="1457" meta:non-whitespace-character-count="1313"/>
  </office:meta>
</office:document-meta>
</file>